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7008in" svg:y1="0.1866in" svg:x2="2.2445in" svg:y2="0.1949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13:34.635000000</dc:date>
    <meta:editing-duration>P1DT20H45M50S</meta:editing-duration>
    <meta:editing-cycles>1021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